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99cc" draw:textarea-horizontal-align="justify" draw:textarea-vertical-align="middle" draw:auto-grow-height="false" fo:min-height="2.58cm" fo:min-width="2.33cm"/>
      <style:paragraph-properties style:writing-mode="lr-tb"/>
    </style:style>
    <style:style style:name="gr2" style:family="graphic" style:parent-style-name="objectwithoutfill">
      <style:graphic-properties draw:stroke="dash" draw:stroke-dash="Fine_20_Dashed" svg:stroke-width="0.053cm" svg:stroke-color="#6699cc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339966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color="#339966" draw:fill-color="#66cc99" draw:textarea-horizontal-align="justify" draw:textarea-vertical-align="middle" draw:auto-grow-height="false" fo:min-height="2.58cm" fo:min-width="2.33cm"/>
      <style:paragraph-properties style:writing-mode="lr-tb"/>
    </style:style>
    <style:style style:name="gr5" style:family="graphic" style:parent-style-name="standard">
      <style:graphic-properties svg:stroke-color="#999966" draw:fill-color="#cccc99" draw:textarea-horizontal-align="justify" draw:textarea-vertical-align="middle" draw:auto-grow-height="false" fo:min-height="2.58cm" fo:min-width="2.33cm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053cm" svg:stroke-color="#66cc99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draw:stroke="dash" draw:stroke-dash="Fine_20_Dashed" svg:stroke-width="0.053cm" svg:stroke-color="#cccc99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4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6699cc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fo:color="#336699"/>
    </style:style>
    <style:style style:name="P5" style:family="paragraph">
      <style:paragraph-properties fo:text-align="end"/>
    </style:style>
    <style:style style:name="P6" style:family="paragraph">
      <loext:graphic-properties draw:fill="solid"/>
      <style:paragraph-properties fo:text-align="end" style:writing-mode="lr-tb"/>
      <style:text-properties fo:color="#339966" fo:font-size="16pt" style:font-size-asian="16pt" style:font-size-complex="16pt"/>
    </style:style>
    <style:style style:name="P7" style:family="paragraph">
      <loext:graphic-properties draw:fill-color="#66cc99"/>
      <style:paragraph-properties fo:text-align="center" style:writing-mode="lr-tb"/>
    </style:style>
    <style:style style:name="P8" style:family="paragraph">
      <loext:graphic-properties draw:fill-color="#cccc99"/>
      <style:paragraph-properties fo:text-align="center" style:writing-mode="lr-tb"/>
    </style:style>
    <style:style style:name="P9" style:family="paragraph">
      <loext:graphic-properties draw:fill="solid"/>
      <style:paragraph-properties fo:text-align="center" style:writing-mode="lr-tb"/>
      <style:text-properties fo:color="#339966"/>
    </style:style>
    <style:style style:name="P10" style:family="paragraph">
      <loext:graphic-properties draw:fill="solid"/>
      <style:paragraph-properties fo:text-align="center" style:writing-mode="lr-tb"/>
      <style:text-properties fo:color="#999966"/>
    </style:style>
    <style:style style:name="P1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336699" fo:font-size="16pt" style:font-size-asian="16pt" style:font-size-complex="16pt"/>
    </style:style>
    <style:style style:name="T3" style:family="text">
      <style:text-properties fo:color="#336699"/>
    </style:style>
    <style:style style:name="T4" style:family="text">
      <style:text-properties fo:color="#336699" fo:font-size="10pt" style:font-size-asian="10pt" style:font-size-complex="10pt"/>
    </style:style>
    <style:style style:name="T5" style:family="text">
      <style:text-properties fo:color="#339966" fo:font-size="16pt" style:font-size-asian="16pt" style:font-size-complex="16pt"/>
    </style:style>
    <style:style style:name="T6" style:family="text">
      <style:text-properties fo:color="#339966"/>
    </style:style>
    <style:style style:name="T7" style:family="text">
      <style:text-properties fo:color="#339966" fo:font-size="10pt" style:font-size-asian="10pt" style:font-size-complex="10pt"/>
    </style:style>
    <style:style style:name="T8" style:family="text">
      <style:text-properties fo:color="#999966" fo:font-size="16pt" style:font-size-asian="16pt" style:font-size-complex="16pt"/>
    </style:style>
    <style:style style:name="T9" style:family="text">
      <style:text-properties fo:color="#999966" fo:font-size="10pt" style:font-size-asian="10pt" style:font-size-complex="10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4cm" svg:height="4cm" svg:x="10.161cm" svg:y="7.454cm">
            <text:p text:style-name="P1"><text:span text:style-name="T1">View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curve" svg:x1="10.161cm" svg:y1="9.454cm" svg:x2="7.611cm" svg:y2="13.047cm" draw:start-shape="id1" draw:start-glue-point="6" draw:end-shape="id2" draw:end-glue-point="4" svg:d="M10161 9454c-1700 0-2550 1197-2550 3593" svg:viewBox="0 0 2551 3594">
            <text:p text:style-name="P3"><text:span text:style-name="T2">UI event</text:span><text:span text:style-name="T3"><text:line-break/></text:span><text:span text:style-name="T4">Flow</text:span></text:p>
          </draw:connector>
          <draw:connector draw:style-name="gr3" draw:text-style-name="P6" draw:layer="layout" draw:type="curve" draw:line-skew="2.56cm" svg:x1="9.611cm" svg:y1="15.047cm" svg:x2="14.161cm" svg:y2="9.454cm" draw:start-shape="id2" draw:start-glue-point="10" draw:end-shape="id1" draw:end-glue-point="10" svg:d="M9611 15047c11418 0 9143-5593 4550-5593" svg:viewBox="0 0 8311 5594">
            <text:p text:style-name="P5"><text:span text:style-name="T5">Update UI</text:span></text:p>
          </draw:connector>
          <draw:g>
            <draw:custom-shape draw:style-name="gr4" draw:text-style-name="P7" xml:id="id2" draw:id="id2" draw:layer="layout" svg:width="4cm" svg:height="4cm" svg:x="5.611cm" svg:y="13.047cm">
              <text:p text:style-name="P1"><text:span text:style-name="T1">Presente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8" xml:id="id3" draw:id="id3" draw:layer="layout" svg:width="4cm" svg:height="4cm" svg:x="5.611cm" svg:y="18.247cm">
              <text:p text:style-name="P1"><text:span text:style-name="T1">Transforme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9" draw:layer="layout" draw:type="curve" draw:line-skew="-1.749cm" svg:x1="5.611cm" svg:y1="15.047cm" svg:x2="5.611cm" svg:y2="20.247cm" draw:start-shape="id2" draw:start-glue-point="6" draw:end-shape="id3" draw:end-glue-point="6" svg:d="M5611 15047c-3375 0-3375 5200 0 5200" svg:viewBox="0 0 2532 5201">
              <text:p text:style-name="P1"><text:span text:style-name="T5">Action</text:span><text:span text:style-name="T6"><text:line-break/></text:span><text:span text:style-name="T7">Flow</text:span></text:p>
            </draw:connector>
            <draw:connector draw:style-name="gr7" draw:text-style-name="P10" draw:layer="layout" draw:type="curve" draw:line-skew="2.035cm" svg:x1="9.611cm" svg:y1="20.247cm" svg:x2="9.611cm" svg:y2="15.047cm" draw:start-shape="id3" draw:start-glue-point="10" draw:end-shape="id2" draw:end-glue-point="10" svg:d="M9611 20247c3805 0 3805-5200 0-5200" svg:viewBox="0 0 2855 5201">
              <text:p text:style-name="P3"><text:span text:style-name="T8">State</text:span></text:p>
              <text:p text:style-name="P3"><text:span text:style-name="T9">Flow</text:span></text:p>
            </draw:connector>
          </draw:g>
        </draw:g>
        <draw:frame draw:style-name="gr8" draw:text-style-name="P11" draw:layer="layout" svg:width="18.3cm" svg:height="2.7cm" svg:x="1.35cm" svg:y="1.5cm">
          <draw:text-box>
            <text:p text:style-name="P3"><text:span text:style-name="T10">Model-View-Flo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16T09:29:46.546214686</meta:creation-date>
    <dc:date>2020-01-28T13:26:26.344393524</dc:date>
    <meta:editing-duration>PT40M2S</meta:editing-duration>
    <meta:editing-cycles>16</meta:editing-cycles>
    <meta:generator>LibreOffice/6.3.4.2$MacOSX_X86_64 LibreOffice_project/60da17e045e08f1793c57c00ba83cdfce946d0aa</meta:generator>
    <meta:document-statistic meta:object-count="10"/>
  </office:meta>
</office:document-meta>
</file>